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7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cm" svg:height="2cm" svg:x="22.5cm" svg:y="23cm">
          <text:p text:style-name="P1"><text:span text:style-name="T1">Controller &amp;</text:span></text:p>
          <text:p text:style-name="P1"><text:span text:style-name="T1"><text:s/></text:span><text:span text:style-name="T1">Brake Ser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cm" svg:x="13cm" svg:y="23cm">
          <text:p text:style-name="P1"><text:span text:style-name="T1">C1 Motor Controller</text:span></text:p>
          <text:p text:style-name="P1"><text:span text:style-name="T1"><text:s/></text:span><text:span text:style-name="T1">&amp; hu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cm" svg:height="2cm" svg:x="3.5cm" svg:y="23cm">
          <text:p text:style-name="P1"><text:span text:style-name="T1">Controller &amp;</text:span></text:p>
          <text:p text:style-name="P1"><text:span text:style-name="T1">Steering Serv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4.056cm" svg:y="18.1cm">
          <text:p text:style-name="P1"><text:span text:style-name="T1">C2 Manual and</text:span></text:p>
          <text:p text:style-name="P1"><text:span text:style-name="T1"><text:s/></text:span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7cm" svg:y="12.1cm">
          <text:p text:style-name="P1"><text:span text:style-name="T1">C3 Pil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14cm" svg:y="8cm">
          <text:p text:style-name="P1"><text:span text:style-name="T1">C6 Navig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5.556cm" svg:y="8.1cm">
          <text:p text:style-name="P1"><text:span text:style-name="T1">C4 Path Pla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22cm" svg:y="6.199cm">
          <text:p text:style-name="P1"><text:span text:style-name="T1">C7 Vi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44cm" svg:height="2.4cm" svg:x="22cm" svg:y="9.2cm">
          <text:p text:style-name="P1"><text:span text:style-name="T1">C5 Son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34cm" svg:height="2cm" svg:x="24cm" svg:y="18.5cm">
          <text:p text:style-name="P1"><text:span text:style-name="T1">Control Pan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5cm" svg:height="2cm" svg:x="5.365cm" svg:y="12.5cm"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3cm" svg:y="3cm">
          <text:p text:style-name="P1"><text:span text:style-name="T1">Inertial Navigation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17.5cm" svg:y="3cm"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2cm" svg:x="10cm" svg:y="3cm">
          <text:p text:style-name="P1"><text:span text:style-name="T1">Optical Odome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cm" svg:x="20.944cm" svg:y="15.5cm">
          <text:p text:style-name="P1"><text:span text:style-name="T1">Hall Odometer</text:span></text:p>
          <text:p text:style-name="P1"><text:span text:style-name="T1">(Cyclometer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001cm" svg:x="28.944cm" svg:y="9.599cm">
          <text:p text:style-name="P1"><text:span text:style-name="T1">Sonar Arra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001cm" svg:x="29cm" svg:y="6.599cm">
          <text:p text:style-name="P1"><text:span text:style-name="T1">Web Camera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9.5cm" svg:y1="19.5cm" svg:x2="24cm" svg:y2="19.5cm">
          <text:p text:style-name="P3"><text:span text:style-name="T1"/></text:p>
          <text:p text:style-name="P3"><text:span text:style-name="T1">X1:DB25</text:span></text:p>
        </draw:line>
        <draw:line draw:style-name="gr7" draw:text-style-name="P5" draw:layer="layout" svg:x1="18.5cm" svg:y1="14.5cm" svg:x2="18.5cm" svg:y2="18cm">
          <text:p text:style-name="P3"><text:span text:style-name="T2"/></text:p>
          <text:p text:style-name="P3"><text:span text:style-name="T2">X2:DB25</text:span></text:p>
        </draw:line>
        <draw:line draw:style-name="gr7" draw:text-style-name="P4" draw:layer="layout" svg:x1="7.5cm" svg:y1="23cm" svg:x2="14.5cm" svg:y2="20.5cm">
          <text:p text:style-name="P4"><text:span text:style-name="T1"/></text:p>
          <text:p text:style-name="P4"><text:span text:style-name="T1">X4:DB9</text:span></text:p>
        </draw:line>
        <draw:line draw:style-name="gr7" draw:text-style-name="P4" draw:layer="layout" svg:x1="19cm" svg:y1="20.5cm" svg:x2="26.5cm" svg:y2="23cm">
          <text:p text:style-name="P4"><text:span text:style-name="T1"/></text:p>
          <text:p text:style-name="P4"><text:span text:style-name="T1">X5:DB9</text:span></text:p>
        </draw:line>
        <draw:line draw:style-name="gr8" draw:text-style-name="P3" draw:layer="layout" svg:x1="18.5cm" svg:y1="16.5cm" svg:x2="20.944cm" svg:y2="16.5cm">
          <text:p/>
        </draw:line>
        <draw:custom-shape draw:style-name="gr3" draw:text-style-name="P2" draw:layer="layout" svg:width="3.5cm" svg:height="1.5cm" svg:x="16cm" svg:y="21cm">
          <text:p text:style-name="P2"><text:span text:style-name="T1">Joysti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4.5cm" svg:y="18.5cm">
          <text:p text:style-name="P2"><text:span text:style-name="T1">Remote Control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.5cm" svg:y1="19.5cm" svg:x2="14cm" svg:y2="19.5cm">
          <text:p text:style-name="P4"><text:span text:style-name="T1"/></text:p>
          <text:p text:style-name="P4"><text:span text:style-name="T1">Radio</text:span></text:p>
        </draw:line>
        <draw:line draw:style-name="gr7" draw:text-style-name="P4" draw:layer="layout" svg:x1="15.5cm" svg:y1="20.5cm" svg:x2="15.5cm" svg:y2="23cm">
          <text:p text:style-name="P4"><text:span text:style-name="T1"/></text:p>
          <text:p text:style-name="P4"><text:span text:style-name="T1">X3:DB15</text:span></text:p>
        </draw:line>
        <draw:line draw:style-name="gr8" draw:text-style-name="P3" draw:layer="layout" svg:x1="16cm" svg:y1="22cm" svg:x2="15.5cm" svg:y2="22cm">
          <text:p/>
        </draw:line>
        <draw:line draw:style-name="gr8" draw:text-style-name="P3" draw:layer="layout" svg:x1="18.5cm" svg:y1="15cm" svg:x2="16.5cm" svg:y2="15cm">
          <text:p/>
        </draw:line>
        <draw:line draw:style-name="gr8" draw:text-style-name="P3" draw:layer="layout" svg:x1="16.5cm" svg:y1="10.5cm" svg:x2="16.5cm" svg:y2="15cm">
          <text:p/>
        </draw:line>
        <draw:line draw:style-name="gr7" draw:text-style-name="P4" draw:layer="layout" svg:x1="19.5cm" svg:y1="10cm" svg:x2="22cm" svg:y2="10cm">
          <text:p text:style-name="P3"><text:span text:style-name="T1"/></text:p>
          <text:p text:style-name="P3"><text:span text:style-name="T1">J2</text:span></text:p>
        </draw:line>
        <draw:line draw:style-name="gr7" draw:text-style-name="P4" draw:layer="layout" svg:x1="11cm" svg:y1="9.5cm" svg:x2="14cm" svg:y2="9.5cm">
          <text:p text:style-name="P4"/>
          <text:p text:style-name="P4">J1</text:p>
        </draw:line>
        <draw:line draw:style-name="gr7" draw:text-style-name="P4" draw:layer="layout" svg:x1="8cm" svg:y1="10.5cm" svg:x2="8cm" svg:y2="12.5cm">
          <text:p text:style-name="P3"><text:span text:style-name="T1"/></text:p>
          <text:p text:style-name="P3"><text:span text:style-name="T1">SD card</text:span></text:p>
        </draw:line>
        <draw:line draw:style-name="gr8" draw:text-style-name="P3" draw:layer="layout" svg:x1="22cm" svg:y1="8.1cm" svg:x2="19.5cm" svg:y2="8.1cm">
          <text:p/>
        </draw:line>
        <draw:line draw:style-name="gr8" draw:text-style-name="P3" draw:layer="layout" svg:x1="27.5cm" svg:y1="10.5cm" svg:x2="29cm" svg:y2="10.5cm">
          <text:p/>
        </draw:line>
        <draw:line draw:style-name="gr8" draw:text-style-name="P3" draw:layer="layout" svg:x1="27.5cm" svg:y1="7.5cm" svg:x2="29cm" svg:y2="7.5cm">
          <text:p/>
        </draw:line>
        <draw:line draw:style-name="gr8" draw:text-style-name="P3" draw:layer="layout" svg:x1="14.5cm" svg:y1="8cm" svg:x2="6cm" svg:y2="5cm">
          <text:p/>
        </draw:line>
        <draw:line draw:style-name="gr8" draw:text-style-name="P3" draw:layer="layout" svg:x1="17cm" svg:y1="8cm" svg:x2="13.5cm" svg:y2="5cm">
          <text:p/>
        </draw:line>
        <draw:line draw:style-name="gr8" draw:text-style-name="P3" draw:layer="layout" svg:x1="19cm" svg:y1="8cm" svg:x2="20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4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228cm" fo:page-height="2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Tyler Folsom</meta:initial-creator>
    <meta:creation-date>2007-10-18T14:30:09</meta:creation-date>
    <dc:date>2016-12-04T16:09:18.39</dc:date>
    <dc:language>en-CA</dc:language>
    <meta:editing-cycles>34</meta:editing-cycles>
    <meta:editing-duration>PT10H33M30S</meta:editing-duration>
    <dc:creator>Joe Breithaupt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